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_vs_Dict_csv_1000" table:style-name="ta1">
        <table:shapes>
          <draw:frame draw:z-index="0" draw:style-name="gr1" draw:text-style-name="P1" svg:width="538.07pt" svg:height="319.24pt" svg:x="392.49pt" svg:y="38.41pt">
            <loext:p draw:notify-on-update-of-ranges="list_vs_Dict_csv_1000.A2:list_vs_Dict_csv_1000.A1001 list_vs_Dict_csv_1000.B2:list_vs_Dict_csv_1000.B1001 list_vs_Dict_csv_1000.C2:list_vs_Dict_csv_1000.C1001 list_vs_Dict_csv_1000.D2:list_vs_Dict_csv_1000.D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ntry Searched</text:p>
          </table:table-cell>
          <table:table-cell office:value-type="string" calcext:value-type="string">
            <text:p>list lookup time</text:p>
          </table:table-cell>
          <table:table-cell office:value-type="string" calcext:value-type="string">
            <text:p>dictionary key lookup</text:p>
          </table:table-cell>
          <table:table-cell office:value-type="string" calcext:value-type="string">
            <text:p>dictionary value looku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715255737304688" calcext:value-type="float">
            <text:p>7.15255737304688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476837158203125" calcext:value-type="float">
            <text:p>4.768371582031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715255737304688" calcext:value-type="float">
            <text:p>7.15255737304688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119209289550781" calcext:value-type="float">
            <text:p>1.19209289550781E-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524520874023438" calcext:value-type="float">
            <text:p>5.2452087402343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140666961669922" calcext:value-type="float">
            <text:p>1.4066696166992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0159740447998047" calcext:value-type="float">
            <text:p>0.000015974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95367431640625" calcext:value-type="float">
            <text:p>9.5367431640625E-0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0185966491699219" calcext:value-type="float">
            <text:p>1.859664916992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0176429748535156" calcext:value-type="float">
            <text:p>0.00001764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00195503234863281" calcext:value-type="float">
            <text:p>1.955032348632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929832458496094" calcext:value-type="float">
            <text:p>9.29832458496094E-0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000929832458496094" calcext:value-type="float">
            <text:p>9.29832458496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0095367431640625" calcext:value-type="float">
            <text:p>9.5367431640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00200271606445312" calcext:value-type="float">
            <text:p>2.00271606445312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0019073486328125" calcext:value-type="float">
            <text:p>1.907348632812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00195503234863281" calcext:value-type="float">
            <text:p>1.95503234863281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00195503234863281" calcext:value-type="float">
            <text:p>1.955032348632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7T10:43:48.590644392</dc:date>
    <meta:editing-duration>PT2M40S</meta:editing-duration>
    <meta:editing-cycles>2</meta:editing-cycles>
    <meta:generator>LibreOffice/5.1.6.2$Linux_X86_64 LibreOffice_project/10m0$Build-2</meta:generator>
    <meta:document-statistic meta:table-count="1" meta:cell-count="4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83cm" svg:height="11.263cm" xlink:href=".." xlink:type="simple" chart:class="chart:line" chart:style-name="ch1">
        <chart:title svg:x="6.907cm" svg:y="0.361cm" chart:style-name="ch2">
          <text:p>Lookup Time Comparison</text:p>
        </chart:title>
        <chart:legend chart:legend-position="end" svg:x="15.258cm" svg:y="4.834cm" style:legend-expansion="high" chart:style-name="ch3"/>
        <chart:plot-area chart:style-name="ch4" table:cell-range-address="list_vs_Dict_csv_1000.A2:list_vs_Dict_csv_1000.D1001" chart:data-source-has-labels="both" svg:x="1.39cm" svg:y="1.365cm" svg:width="13.489cm" svg:height="8.692cm">
          <chartooo:coordinate-region svg:x="2.858cm" svg:y="1.486cm" svg:width="12.021cm" svg:height="7.568cm"/>
          <chart:axis chart:dimension="x" chart:name="primary-x" chart:style-name="ch5" chartooo:axis-type="auto">
            <chartooo:date-scale/>
            <chart:title svg:x="6.965cm" svg:y="10.282cm" chart:style-name="ch6">
              <text:p>Searched Entry</text:p>
            </chart:title>
            <chart:categories table:cell-range-address="list_vs_Dict_csv_1000.A2:list_vs_Dict_csv_1000.A1001"/>
          </chart:axis>
          <chart:axis chart:dimension="y" chart:name="primary-y" chart:style-name="ch5">
            <chart:title svg:x="0.451cm" svg:y="6.112cm" chart:style-name="ch7">
              <text:p>Time</text:p>
            </chart:title>
            <chart:grid chart:style-name="ch8" chart:class="major"/>
          </chart:axis>
          <chart:series chart:style-name="ch9" chart:values-cell-range-address="list_vs_Dict_csv_1000.B2:list_vs_Dict_csv_1000.B1001" loext:label-string="listlookup" chart:class="chart:line">
            <chart:data-point chart:repeated="1000"/>
          </chart:series>
          <chart:series chart:style-name="ch10" chart:values-cell-range-address="list_vs_Dict_csv_1000.C2:list_vs_Dict_csv_1000.C1001" loext:label-string="dictkeylookup" chart:class="chart:line">
            <chart:data-point chart:repeated="1000"/>
          </chart:series>
          <chart:series chart:style-name="ch11" chart:values-cell-range-address="list_vs_Dict_csv_1000.D2:list_vs_Dict_csv_1000.D1001" loext:label-string="dictvaluelookup" chart:class="chart:line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lookup</text:p>
              </table:table-cell>
              <table:table-cell office:value-type="string">
                <text:p>dictkeylookup</text:p>
              </table:table-cell>
              <table:table-cell office:value-type="string">
                <text:p>dictvaluelooku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ist_vs_Dict_csv_1000.A2:list_vs_Dict_csv_1000.A1001</svg:desc>
                </draw:g>
              </table:table-cell>
              <table:table-cell office:value-type="float" office:value="0.00000143051147460938">
                <text:p>0.00000143051147460938</text:p>
                <draw:g>
                  <svg:desc>list_vs_Dict_csv_1000.B2:list_vs_Dict_csv_1000.B1001</svg:desc>
                </draw:g>
              </table:table-cell>
              <table:table-cell office:value-type="float" office:value="0.00000095367431640625">
                <text:p>0.00000095367431640625</text:p>
                <draw:g>
                  <svg:desc>list_vs_Dict_csv_1000.C2:list_vs_Dict_csv_1000.C1001</svg:desc>
                </draw:g>
              </table:table-cell>
              <table:table-cell office:value-type="float" office:value="0.000000715255737304688">
                <text:p>0.000000715255737304688</text:p>
                <draw:g>
                  <svg:desc>list_vs_Dict_csv_1000.D2:list_vs_Dict_csv_1000.D10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119209289550781">
                <text:p>0.0000011920928955078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00524520874023438">
                <text:p>0.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95367431640625">
                <text:p>0.0000095367431640625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929832458496094">
                <text:p>0.00000929832458496094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